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92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244.69pt"/>
    </style:style>
    <style:style style:name="co10" style:family="table-column">
      <style:table-column-properties fo:break-before="auto" style:column-width="1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rics_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Program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5.8426966292135" calcext:value-type="float">
            <text:p>75.8426966292135</text:p>
          </table:table-cell>
          <table:table-cell office:value-type="float" office:value="37.1069182389937" calcext:value-type="float">
            <text:p>37.1069182389937</text:p>
          </table:table-cell>
          <table:table-cell office:value-type="float" office:value="88.7218045112782" calcext:value-type="float">
            <text:p>88.7218045112782</text:p>
          </table:table-cell>
          <table:table-cell office:value-type="float" office:value="52.3281596452328" calcext:value-type="float">
            <text:p>52.3281596452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58.9382448537378" calcext:value-type="float">
            <text:p>58.9382448537378</text:p>
          </table:table-cell>
          <table:table-cell office:value-type="float" office:value="12.1588089330025" calcext:value-type="float">
            <text:p>12.1588089330025</text:p>
          </table:table-cell>
          <table:table-cell office:value-type="float" office:value="66.2162162162162" calcext:value-type="float">
            <text:p>66.2162162162162</text:p>
          </table:table-cell>
          <table:table-cell office:value-type="float" office:value="20.5450733752621" calcext:value-type="float">
            <text:p>20.5450733752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I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39.8058252427184" calcext:value-type="float">
            <text:p>39.8058252427184</text:p>
          </table:table-cell>
          <table:table-cell office:value-type="float" office:value="27.9411764705882" calcext:value-type="float">
            <text:p>27.9411764705882</text:p>
          </table:table-cell>
          <table:table-cell office:value-type="float" office:value="59.375" calcext:value-type="float">
            <text:p>59.37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Palindrom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2.1212121212121" calcext:value-type="float">
            <text:p>92.1212121212121</text:p>
          </table:table-cell>
          <table:table-cell office:value-type="float" office:value="50" calcext:value-type="float">
            <text:p>50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5294117647059" calcext:value-type="float">
            <text:p>23.5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untPositiv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70.6666666666667" calcext:value-type="float">
            <text:p>70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-plu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70.3027789299046" calcext:value-type="float">
            <text:p>70.3027789299046</text:p>
          </table:table-cell>
          <table:table-cell office:value-type="float" office:value="13.0597014925373" calcext:value-type="float">
            <text:p>13.0597014925373</text:p>
          </table:table-cell>
          <table:table-cell office:value-type="float" office:value="21.875" calcext:value-type="float">
            <text:p>21.875</text:p>
          </table:table-cell>
          <table:table-cell office:value-type="float" office:value="16.3551401869159" calcext:value-type="float">
            <text:p>16.3551401869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Revers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6.7676767676768" calcext:value-type="float">
            <text:p>96.7676767676768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11.1111111111111" calcext:value-type="float">
            <text:p>11.111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Las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63.4517766497462" calcext:value-type="float">
            <text:p>63.4517766497462</text:p>
          </table:table-cell>
          <table:table-cell office:value-type="float" office:value="25.8823529411765" calcext:value-type="float">
            <text:p>25.8823529411765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37.9310344827586" calcext:value-type="float">
            <text:p>37.931034482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V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5.88235294117647" calcext:value-type="float">
            <text:p>5.8823529411764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2.77136258660508" calcext:value-type="float">
            <text:p>2.77136258660508</text:p>
          </table:table-cell>
          <table:table-cell office:value-type="float" office:value="48" calcext:value-type="float">
            <text:p>48</text:p>
          </table:table-cell>
          <table:table-cell office:value-type="float" office:value="5.24017467248908" calcext:value-type="float">
            <text:p>5.24017467248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versePermut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58.6086956521739" calcext:value-type="float">
            <text:p>58.6086956521739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16.7832167832168" calcext:value-type="float">
            <text:p>16.7832167832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day-jdat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2.0921985815603" calcext:value-type="float">
            <text:p>92.0921985815603</text:p>
          </table:table-cell>
          <table:table-cell office:value-type="float" office:value="20.7650273224044" calcext:value-type="float">
            <text:p>20.7650273224044</text:p>
          </table:table-cell>
          <table:table-cell office:value-type="float" office:value="32.7586206896552" calcext:value-type="float">
            <text:p>32.7586206896552</text:p>
          </table:table-cell>
          <table:table-cell office:value-type="float" office:value="25.4180602006689" calcext:value-type="float">
            <text:p>25.41806020066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t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87.2093023255814" calcext:value-type="float">
            <text:p>87.209302325581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15.3846153846154" calcext:value-type="float">
            <text:p>15.3846153846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R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80.4398148148148" calcext:value-type="float">
            <text:p>80.4398148148148</text:p>
          </table:table-cell>
          <table:table-cell office:value-type="float" office:value="37.2781065088757" calcext:value-type="float">
            <text:p>37.2781065088757</text:p>
          </table:table-cell>
          <table:table-cell office:value-type="float" office:value="50" calcext:value-type="float">
            <text:p>50</text:p>
          </table:table-cell>
          <table:table-cell office:value-type="float" office:value="42.7118644067797" calcext:value-type="float">
            <text:p>42.7118644067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0.5050505050505" calcext:value-type="float">
            <text:p>90.5050505050505</text:p>
          </table:table-cell>
          <table:table-cell office:value-type="float" office:value="5.40540540540541" calcext:value-type="float">
            <text:p>5.40540540540541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7.84313725490196" calcext:value-type="float">
            <text:p>7.84313725490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m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77.3333333333333" calcext:value-type="float">
            <text:p>77.3333333333333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ddOrPo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42.2222222222222" calcext:value-type="float">
            <text:p>42.2222222222222</text:p>
          </table:table-cell>
          <table:table-cell office:value-type="float" office:value="3.27102803738318" calcext:value-type="float">
            <text:p>3.27102803738318</text:p>
          </table:table-cell>
          <table:table-cell office:value-type="float" office:value="87.5" calcext:value-type="float">
            <text:p>87.5</text:p>
          </table:table-cell>
          <table:table-cell office:value-type="float" office:value="6.30630630630631" calcext:value-type="float">
            <text:p>6.306306306306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91.7602996254682" calcext:value-type="float">
            <text:p>91.7602996254682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6.6666666666667" calcext:value-type="float">
            <text:p>26.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intPrime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73.5294117647059" calcext:value-type="float">
            <text:p>73.5294117647059</text:p>
          </table:table-cell>
          <table:table-cell office:value-type="float" office:value="10.8490566037736" calcext:value-type="float">
            <text:p>10.8490566037736</text:p>
          </table:table-cell>
          <table:table-cell office:value-type="float" office:value="100" calcext:value-type="float">
            <text:p>100</text:p>
          </table:table-cell>
          <table:table-cell office:value-type="float" office:value="19.5744680851064" calcext:value-type="float">
            <text:p>19.5744680851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0.7317073170732" calcext:value-type="float">
            <text:p>90.7317073170732</text:p>
          </table:table-cell>
          <table:table-cell office:value-type="float" office:value="3.37078651685393" calcext:value-type="float">
            <text:p>3.37078651685393</text:p>
          </table:table-cell>
          <table:table-cell office:value-type="float" office:value="25" calcext:value-type="float">
            <text:p>25</text:p>
          </table:table-cell>
          <table:table-cell office:value-type="float" office:value="5.94059405940594" calcext:value-type="float">
            <text:p>5.94059405940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cursiveSelection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81.9494584837545" calcext:value-type="float">
            <text:p>81.9494584837545</text:p>
          </table:table-cell>
          <table:table-cell office:value-type="float" office:value="8.65384615384615" calcext:value-type="float">
            <text:p>8.65384615384615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15.2542372881356" calcext:value-type="float">
            <text:p>15.2542372881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59.1463414634146" calcext:value-type="float">
            <text:p>59.1463414634146</text:p>
          </table:table-cell>
          <table:table-cell office:value-type="float" office:value="10.958904109589" calcext:value-type="float">
            <text:p>10.958904109589</text:p>
          </table:table-cell>
          <table:table-cell office:value-type="float" office:value="80" calcext:value-type="float">
            <text:p>80</text:p>
          </table:table-cell>
          <table:table-cell office:value-type="float" office:value="19.2771084337349" calcext:value-type="float">
            <text:p>19.2771084337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75.712066286898" calcext:value-type="float">
            <text:p>75.712066286898</text:p>
          </table:table-cell>
          <table:table-cell office:value-type="float" office:value="9.59488272921109" calcext:value-type="float">
            <text:p>9.59488272921109</text:p>
          </table:table-cell>
          <table:table-cell office:value-type="float" office:value="50" calcext:value-type="float">
            <text:p>50</text:p>
          </table:table-cell>
          <table:table-cell office:value-type="float" office:value="16.1001788908766" calcext:value-type="float">
            <text:p>16.1001788908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a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50.3184713375796" calcext:value-type="float">
            <text:p>50.3184713375796</text:p>
          </table:table-cell>
          <table:table-cell office:value-type="float" office:value="9.6875" calcext:value-type="float">
            <text:p>9.6875</text:p>
          </table:table-cell>
          <table:table-cell office:value-type="float" office:value="57.4074074074074" calcext:value-type="float">
            <text:p>57.4074074074074</text:p>
          </table:table-cell>
          <table:table-cell office:value-type="float" office:value="16.5775401069519" calcext:value-type="float">
            <text:p>16.5775401069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shAndTakeOu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51.8394648829431" calcext:value-type="float">
            <text:p>51.8394648829431</text:p>
          </table:table-cell>
          <table:table-cell office:value-type="float" office:value="19.6875" calcext:value-type="float">
            <text:p>19.6875</text:p>
          </table:table-cell>
          <table:table-cell office:value-type="float" office:value="67.0212765957447" calcext:value-type="float">
            <text:p>67.0212765957447</text:p>
          </table:table-cell>
          <table:table-cell office:value-type="float" office:value="30.4347826086956" calcext:value-type="float">
            <text:p>30.4347826086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woPre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78.3673469387755" calcext:value-type="float">
            <text:p>78.3673469387755</text:p>
          </table:table-cell>
          <table:table-cell office:value-type="float" office:value="17.5438596491228" calcext:value-type="float">
            <text:p>17.5438596491228</text:p>
          </table:table-cell>
          <table:table-cell office:value-type="float" office:value="62.5" calcext:value-type="float">
            <text:p>62.5</text:p>
          </table:table-cell>
          <table:table-cell office:value-type="float" office:value="27.3972602739726" calcext:value-type="float">
            <text:p>27.3972602739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x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7.4948496085703" calcext:value-type="float">
            <text:p>87.4948496085703</text:p>
          </table:table-cell>
          <table:table-cell office:value-type="float" office:value="28.5229202037351" calcext:value-type="float">
            <text:p>28.5229202037351</text:p>
          </table:table-cell>
          <table:table-cell office:value-type="float" office:value="47.4576271186441" calcext:value-type="float">
            <text:p>47.4576271186441</text:p>
          </table:table-cell>
          <table:table-cell office:value-type="float" office:value="35.6309650053022" calcext:value-type="float">
            <text:p>35.6309650053022</text:p>
          </table:table-cell>
        </table:table-row>
      </table:table>
      <table:table table:name="Metrics_Equi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Program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74.7191011235955" calcext:value-type="float">
            <text:p>74.7191011235955</text:p>
          </table:table-cell>
          <table:table-cell office:value-type="float" office:value="19.672131147541" calcext:value-type="float">
            <text:p>19.672131147541</text:p>
          </table:table-cell>
          <table:table-cell office:value-type="float" office:value="62.3376623376623" calcext:value-type="float">
            <text:p>62.3376623376623</text:p>
          </table:table-cell>
          <table:table-cell office:value-type="float" office:value="29.9065420560748" calcext:value-type="float">
            <text:p>29.9065420560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2.8385698808234" calcext:value-type="float">
            <text:p>62.8385698808234</text:p>
          </table:table-cell>
          <table:table-cell office:value-type="float" office:value="14.5604395604396" calcext:value-type="float">
            <text:p>14.5604395604396</text:p>
          </table:table-cell>
          <table:table-cell office:value-type="float" office:value="62.3529411764706" calcext:value-type="float">
            <text:p>62.3529411764706</text:p>
          </table:table-cell>
          <table:table-cell office:value-type="float" office:value="23.6080178173719" calcext:value-type="float">
            <text:p>23.6080178173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I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70.873786407767" calcext:value-type="float">
            <text:p>70.873786407767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Palindrom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8.7878787878788" calcext:value-type="float">
            <text:p>78.7878787878788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5" calcext:value-type="float">
            <text:p>45</text:p>
          </table:table-cell>
          <table:table-cell office:value-type="float" office:value="33.9622641509434" calcext:value-type="float">
            <text:p>33.9622641509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untPositiv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3.3333333333333" calcext:value-type="float">
            <text:p>63.3333333333333</text:p>
          </table:table-cell>
          <table:table-cell office:value-type="float" office:value="10.3448275862069" calcext:value-type="float">
            <text:p>10.3448275862069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7.910447761194" calcext:value-type="float">
            <text:p>17.910447761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-plu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89.1746163417669" calcext:value-type="float">
            <text:p>89.1746163417669</text:p>
          </table:table-cell>
          <table:table-cell office:value-type="float" office:value="28.8372093023256" calcext:value-type="float">
            <text:p>28.8372093023256</text:p>
          </table:table-cell>
          <table:table-cell office:value-type="float" office:value="36.4705882352941" calcext:value-type="float">
            <text:p>36.4705882352941</text:p>
          </table:table-cell>
          <table:table-cell office:value-type="float" office:value="32.2077922077922" calcext:value-type="float">
            <text:p>32.2077922077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Revers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87.2727272727273" calcext:value-type="float">
            <text:p>87.2727272727273</text:p>
          </table:table-cell>
          <table:table-cell office:value-type="float" office:value="33.8709677419355" calcext:value-type="float">
            <text:p>33.8709677419355</text:p>
          </table:table-cell>
          <table:table-cell office:value-type="float" office:value="48.8372093023256" calcext:value-type="float">
            <text:p>48.83720930232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Las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55.3299492385787" calcext:value-type="float">
            <text:p>55.3299492385787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15.3846153846154" calcext:value-type="float">
            <text:p>15.3846153846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V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63.4920634920635" calcext:value-type="float">
            <text:p>63.4920634920635</text:p>
          </table:table-cell>
          <table:table-cell office:value-type="float" office:value="7.2463768115942" calcext:value-type="float">
            <text:p>7.2463768115942</text:p>
          </table:table-cell>
          <table:table-cell office:value-type="float" office:value="50" calcext:value-type="float">
            <text:p>50</text:p>
          </table:table-cell>
          <table:table-cell office:value-type="float" office:value="12.6582278481013" calcext:value-type="float">
            <text:p>12.6582278481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4.8387096774194" calcext:value-type="float">
            <text:p>64.8387096774194</text:p>
          </table:table-cell>
          <table:table-cell office:value-type="float" office:value="16.4739884393064" calcext:value-type="float">
            <text:p>16.4739884393064</text:p>
          </table:table-cell>
          <table:table-cell office:value-type="float" office:value="60" calcext:value-type="float">
            <text:p>60</text:p>
          </table:table-cell>
          <table:table-cell office:value-type="float" office:value="25.8503401360544" calcext:value-type="float">
            <text:p>25.8503401360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versePermut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2.1739130434783" calcext:value-type="float">
            <text:p>72.1739130434783</text:p>
          </table:table-cell>
          <table:table-cell office:value-type="float" office:value="17.1052631578947" calcext:value-type="float">
            <text:p>17.1052631578947</text:p>
          </table:table-cell>
          <table:table-cell office:value-type="float" office:value="43.3333333333333" calcext:value-type="float">
            <text:p>43.3333333333333</text:p>
          </table:table-cell>
          <table:table-cell office:value-type="float" office:value="24.5283018867925" calcext:value-type="float">
            <text:p>24.5283018867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day-jdat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82.2695035460993" calcext:value-type="float">
            <text:p>82.2695035460993</text:p>
          </table:table-cell>
          <table:table-cell office:value-type="float" office:value="8.38445807770961" calcext:value-type="float">
            <text:p>8.38445807770961</text:p>
          </table:table-cell>
          <table:table-cell office:value-type="float" office:value="44.0860215053763" calcext:value-type="float">
            <text:p>44.0860215053763</text:p>
          </table:table-cell>
          <table:table-cell office:value-type="float" office:value="14.0893470790378" calcext:value-type="float">
            <text:p>14.0893470790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t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2.6744186046512" calcext:value-type="float">
            <text:p>72.6744186046512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7.5438596491228" calcext:value-type="float">
            <text:p>17.5438596491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R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3.2638888888889" calcext:value-type="float">
            <text:p>73.2638888888889</text:p>
          </table:table-cell>
          <table:table-cell office:value-type="float" office:value="31.3008130081301" calcext:value-type="float">
            <text:p>31.3008130081301</text:p>
          </table:table-cell>
          <table:table-cell office:value-type="float" office:value="55.3956834532374" calcext:value-type="float">
            <text:p>55.395683453237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3.1313131313131" calcext:value-type="float">
            <text:p>73.1313131313131</text:p>
          </table:table-cell>
          <table:table-cell office:value-type="float" office:value="7.63636363636364" calcext:value-type="float">
            <text:p>7.6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13.6363636363636" calcext:value-type="float">
            <text:p>13.636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m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54.6666666666667" calcext:value-type="float">
            <text:p>54.6666666666667</text:p>
          </table:table-cell>
          <table:table-cell office:value-type="float" office:value="9.72222222222222" calcext:value-type="float">
            <text:p>9.72222222222222</text:p>
          </table:table-cell>
          <table:table-cell office:value-type="float" office:value="70" calcext:value-type="float">
            <text:p>70</text:p>
          </table:table-cell>
          <table:table-cell office:value-type="float" office:value="17.0731707317073" calcext:value-type="float">
            <text:p>17.0731707317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ddOrPo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19.5121951219512" calcext:value-type="float">
            <text:p>19.5121951219512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29.0909090909091" calcext:value-type="float">
            <text:p>29.0909090909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61.4232209737828" calcext:value-type="float">
            <text:p>61.4232209737828</text:p>
          </table:table-cell>
          <table:table-cell office:value-type="float" office:value="5.5045871559633" calcext:value-type="float">
            <text:p>5.5045871559633</text:p>
          </table:table-cell>
          <table:table-cell office:value-type="float" office:value="100" calcext:value-type="float">
            <text:p>100</text:p>
          </table:table-cell>
          <table:table-cell office:value-type="float" office:value="10.4347826086957" calcext:value-type="float">
            <text:p>10.4347826086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intPrime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71.8487394957983" calcext:value-type="float">
            <text:p>71.8487394957983</text:p>
          </table:table-cell>
          <table:table-cell office:value-type="float" office:value="18.2266009852217" calcext:value-type="float">
            <text:p>18.2266009852217</text:p>
          </table:table-cell>
          <table:table-cell office:value-type="float" office:value="51.3888888888889" calcext:value-type="float">
            <text:p>51.3888888888889</text:p>
          </table:table-cell>
          <table:table-cell office:value-type="float" office:value="26.9090909090909" calcext:value-type="float">
            <text:p>26.909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4.1463414634146" calcext:value-type="float">
            <text:p>74.1463414634146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25.609756097561" calcext:value-type="float">
            <text:p>25.609756097561</text:p>
          </table:table-cell>
          <table:table-cell office:value-type="float" office:value="13.6807817589577" calcext:value-type="float">
            <text:p>13.6807817589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cursiveSelection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1.1913357400722" calcext:value-type="float">
            <text:p>61.1913357400722</text:p>
          </table:table-cell>
          <table:table-cell office:value-type="float" office:value="9.41704035874439" calcext:value-type="float">
            <text:p>9.41704035874439</text:p>
          </table:table-cell>
          <table:table-cell office:value-type="float" office:value="61.7647058823529" calcext:value-type="float">
            <text:p>61.7647058823529</text:p>
          </table:table-cell>
          <table:table-cell office:value-type="float" office:value="16.3424124513619" calcext:value-type="float">
            <text:p>16.3424124513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9.6341463414634" calcext:value-type="float">
            <text:p>89.6341463414634</text:p>
          </table:table-cell>
          <table:table-cell office:value-type="float" office:value="31.25" calcext:value-type="float">
            <text:p>31.25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37.037037037037" calcext:value-type="float">
            <text:p>37.037037037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1.8953909891248" calcext:value-type="float">
            <text:p>41.8953909891248</text:p>
          </table:table-cell>
          <table:table-cell office:value-type="float" office:value="21.2145748987854" calcext:value-type="float">
            <text:p>21.2145748987854</text:p>
          </table:table-cell>
          <table:table-cell office:value-type="float" office:value="63.7469586374696" calcext:value-type="float">
            <text:p>63.7469586374696</text:p>
          </table:table-cell>
          <table:table-cell office:value-type="float" office:value="31.8347509113001" calcext:value-type="float">
            <text:p>31.8347509113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a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51.5923566878981" calcext:value-type="float">
            <text:p>51.5923566878981</text:p>
          </table:table-cell>
          <table:table-cell office:value-type="float" office:value="11.2852664576803" calcext:value-type="float">
            <text:p>11.2852664576803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19.1489361702128" calcext:value-type="float">
            <text:p>19.1489361702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shAndTakeOu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0.9030100334448" calcext:value-type="float">
            <text:p>70.9030100334448</text:p>
          </table:table-cell>
          <table:table-cell office:value-type="float" office:value="9.39226519337017" calcext:value-type="float">
            <text:p>9.39226519337017</text:p>
          </table:table-cell>
          <table:table-cell office:value-type="float" office:value="62.962962962963" calcext:value-type="float">
            <text:p>62.962962962963</text:p>
          </table:table-cell>
          <table:table-cell office:value-type="float" office:value="16.3461538461538" calcext:value-type="float">
            <text:p>16.3461538461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woPre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0.2040816326531" calcext:value-type="float">
            <text:p>70.2040816326531</text:p>
          </table:table-cell>
          <table:table-cell office:value-type="float" office:value="12.3076923076923" calcext:value-type="float">
            <text:p>12.307692307692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7.9775280898876" calcext:value-type="float">
            <text:p>17.9775280898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x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0.7251751133086" calcext:value-type="float">
            <text:p>70.7251751133086</text:p>
          </table:table-cell>
          <table:table-cell office:value-type="float" office:value="15.876027830487" calcext:value-type="float">
            <text:p>15.876027830487</text:p>
          </table:table-cell>
          <table:table-cell office:value-type="float" office:value="73.3918128654971" calcext:value-type="float">
            <text:p>73.3918128654971</text:p>
          </table:table-cell>
          <table:table-cell office:value-type="float" office:value="26.1050442017681" calcext:value-type="float">
            <text:p>26.1050442017681</text:p>
          </table:table-cell>
        </table:table-row>
      </table:table>
      <table:table table:name="LatexTable" table:style-name="ta1"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ce1"/>
        <table:table-column table:style-name="co10" table:default-cell-style-name="Default"/>
        <table:table-column table:style-name="co7" table:default-cell-style-name="ce1"/>
        <table:table-column table:style-name="co10" table:default-cell-style-name="Default"/>
        <table:table-column table:style-name="co7" table:default-cell-style-name="ce1"/>
        <table:table-column table:style-name="co10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centering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caption{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label{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resizebox{\columnwidth}{!}{%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begin{tabular}{ll||r|r|r|r|r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hline 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textbf{Program ID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Classifier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Accuracy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Precision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Recall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F1}</text:p>
          </table:table-cell>
          <table:table-cell office:value-type="string" calcext:value-type="string">
            <text:p><text:s/>\\ \hline \hline</text:p>
          </table:table-cell>
        </table:table-row>
        <table:table-row table:style-name="ro1">
          <table:table-cell office:value-type="string" calcext:value-type="string">
            <text:p>\multicolumn{1}{l}{\multirow{2}{*}{\#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E2]" office:value-type="float" office:value="75.8426966292135" calcext:value-type="float">
            <text:p>75.84</text:p>
          </table:table-cell>
          <table:table-cell office:value-type="string" calcext:value-type="string">
            <text:p>&amp;</text:p>
          </table:table-cell>
          <table:table-cell table:formula="of:=[$Metrics_Min.F2]" office:value-type="float" office:value="37.1069182389937" calcext:value-type="float">
            <text:p>37.11</text:p>
          </table:table-cell>
          <table:table-cell office:value-type="string" calcext:value-type="string">
            <text:p>&amp;</text:p>
          </table:table-cell>
          <table:table-cell table:formula="of:=[$Metrics_Min.G2]" office:value-type="float" office:value="88.7218045112782" calcext:value-type="float">
            <text:p>88.72</text:p>
          </table:table-cell>
          <table:table-cell office:value-type="string" calcext:value-type="string">
            <text:p>&amp;</text:p>
          </table:table-cell>
          <table:table-cell table:formula="of:=[$Metrics_Min.H2]" office:value-type="float" office:value="52.3281596452328" calcext:value-type="float">
            <text:p>52.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E2]" office:value-type="float" office:value="74.7191011235955" calcext:value-type="float">
            <text:p>74.72</text:p>
          </table:table-cell>
          <table:table-cell office:value-type="string" calcext:value-type="string">
            <text:p>&amp;</text:p>
          </table:table-cell>
          <table:table-cell table:formula="of:=[$Metrics_Equi.F2]" office:value-type="float" office:value="19.672131147541" calcext:value-type="float">
            <text:p>19.67</text:p>
          </table:table-cell>
          <table:table-cell office:value-type="string" calcext:value-type="string">
            <text:p>&amp;</text:p>
          </table:table-cell>
          <table:table-cell table:formula="of:=[$Metrics_Equi.G2]" office:value-type="float" office:value="62.3376623376623" calcext:value-type="float">
            <text:p>62.34</text:p>
          </table:table-cell>
          <table:table-cell office:value-type="string" calcext:value-type="string">
            <text:p>&amp;</text:p>
          </table:table-cell>
          <table:table-cell table:formula="of:=[$Metrics_Equi.H2]" office:value-type="float" office:value="29.9065420560748" calcext:value-type="float">
            <text:p>29.9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3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E3]" office:value-type="float" office:value="58.9382448537378" calcext:value-type="float">
            <text:p>58.94</text:p>
          </table:table-cell>
          <table:table-cell office:value-type="string" calcext:value-type="string">
            <text:p>&amp;</text:p>
          </table:table-cell>
          <table:table-cell table:formula="of:=[$Metrics_Min.F3]" office:value-type="float" office:value="12.1588089330025" calcext:value-type="float">
            <text:p>12.16</text:p>
          </table:table-cell>
          <table:table-cell office:value-type="string" calcext:value-type="string">
            <text:p>&amp;</text:p>
          </table:table-cell>
          <table:table-cell table:formula="of:=[$Metrics_Min.G3]" office:value-type="float" office:value="66.2162162162162" calcext:value-type="float">
            <text:p>66.22</text:p>
          </table:table-cell>
          <table:table-cell office:value-type="string" calcext:value-type="string">
            <text:p>&amp;</text:p>
          </table:table-cell>
          <table:table-cell table:formula="of:=[$Metrics_Min.H3]" office:value-type="float" office:value="20.5450733752621" calcext:value-type="float">
            <text:p>20.5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3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E3]" office:value-type="float" office:value="62.8385698808234" calcext:value-type="float">
            <text:p>62.84</text:p>
          </table:table-cell>
          <table:table-cell office:value-type="string" calcext:value-type="string">
            <text:p>&amp;</text:p>
          </table:table-cell>
          <table:table-cell table:formula="of:=[$Metrics_Equi.F3]" office:value-type="float" office:value="14.5604395604396" calcext:value-type="float">
            <text:p>14.56</text:p>
          </table:table-cell>
          <table:table-cell office:value-type="string" calcext:value-type="string">
            <text:p>&amp;</text:p>
          </table:table-cell>
          <table:table-cell table:formula="of:=[$Metrics_Equi.G3]" office:value-type="float" office:value="62.3529411764706" calcext:value-type="float">
            <text:p>62.35</text:p>
          </table:table-cell>
          <table:table-cell office:value-type="string" calcext:value-type="string">
            <text:p>&amp;</text:p>
          </table:table-cell>
          <table:table-cell table:formula="of:=[$Metrics_Equi.H3]" office:value-type="float" office:value="23.6080178173719" calcext:value-type="float">
            <text:p>23.6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4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E4]" office:value-type="float" office:value="39.8058252427184" calcext:value-type="float">
            <text:p>39.81</text:p>
          </table:table-cell>
          <table:table-cell office:value-type="string" calcext:value-type="string">
            <text:p>&amp;</text:p>
          </table:table-cell>
          <table:table-cell table:formula="of:=[$Metrics_Min.F4]" office:value-type="float" office:value="27.9411764705882" calcext:value-type="float">
            <text:p>27.94</text:p>
          </table:table-cell>
          <table:table-cell office:value-type="string" calcext:value-type="string">
            <text:p>&amp;</text:p>
          </table:table-cell>
          <table:table-cell table:formula="of:=[$Metrics_Min.G4]" office:value-type="float" office:value="59.375" calcext:value-type="float">
            <text:p>59.38</text:p>
          </table:table-cell>
          <table:table-cell office:value-type="string" calcext:value-type="string">
            <text:p>&amp;</text:p>
          </table:table-cell>
          <table:table-cell table:formula="of:=[$Metrics_Min.H4]" office:value-type="float" office:value="38" calcext:value-type="float">
            <text:p>38.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4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Equi.E4]" office:value-type="float" office:value="70.873786407767" calcext:value-type="float">
            <text:p>70.87</text:p>
          </table:table-cell>
          <table:table-cell office:value-type="string" calcext:value-type="string">
            <text:p>&amp;</text:p>
          </table:table-cell>
          <table:table-cell table:formula="of:=[$Metrics_Equi.F4]" office:value-type="float" office:value="9.09090909090909" calcext:value-type="float">
            <text:p>9.09</text:p>
          </table:table-cell>
          <table:table-cell office:value-type="string" calcext:value-type="string">
            <text:p>&amp;</text:p>
          </table:table-cell>
          <table:table-cell table:formula="of:=[$Metrics_Equi.G4]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[$Metrics_Equi.H4]" office:value-type="float" office:value="16.6666666666667" calcext:value-type="float">
            <text:p>16.6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5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E5]" office:value-type="float" office:value="92.1212121212121" calcext:value-type="float">
            <text:p>92.12</text:p>
          </table:table-cell>
          <table:table-cell office:value-type="string" calcext:value-type="string">
            <text:p>&amp;</text:p>
          </table:table-cell>
          <table:table-cell table:formula="of:=[$Metrics_Min.F5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Min.G5]" office:value-type="float" office:value="15.3846153846154" calcext:value-type="float">
            <text:p>15.38</text:p>
          </table:table-cell>
          <table:table-cell office:value-type="string" calcext:value-type="string">
            <text:p>&amp;</text:p>
          </table:table-cell>
          <table:table-cell table:formula="of:=[$Metrics_Min.H5]" office:value-type="float" office:value="23.5294117647059" calcext:value-type="float">
            <text:p>23.5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5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E5]" office:value-type="float" office:value="78.7878787878788" calcext:value-type="float">
            <text:p>78.79</text:p>
          </table:table-cell>
          <table:table-cell office:value-type="string" calcext:value-type="string">
            <text:p>&amp;</text:p>
          </table:table-cell>
          <table:table-cell table:formula="of:=[$Metrics_Equi.F5]" office:value-type="float" office:value="27.2727272727273" calcext:value-type="float">
            <text:p>27.27</text:p>
          </table:table-cell>
          <table:table-cell office:value-type="string" calcext:value-type="string">
            <text:p>&amp;</text:p>
          </table:table-cell>
          <table:table-cell table:formula="of:=[$Metrics_Equi.G5]" office:value-type="float" office:value="45" calcext:value-type="float">
            <text:p>45.00</text:p>
          </table:table-cell>
          <table:table-cell office:value-type="string" calcext:value-type="string">
            <text:p>&amp;</text:p>
          </table:table-cell>
          <table:table-cell table:formula="of:=[$Metrics_Equi.H5]" office:value-type="float" office:value="33.9622641509434" calcext:value-type="float">
            <text:p>33.9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6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Min.E6]" office:value-type="float" office:value="70.6666666666667" calcext:value-type="float">
            <text:p>70.67</text:p>
          </table:table-cell>
          <table:table-cell office:value-type="string" calcext:value-type="string">
            <text:p>&amp;</text:p>
          </table:table-cell>
          <table:table-cell table:formula="of:=[$Metrics_Min.F6]" office:value-type="float" office:value="5" calcext:value-type="float">
            <text:p>5.00</text:p>
          </table:table-cell>
          <table:table-cell office:value-type="string" calcext:value-type="string">
            <text:p>&amp;</text:p>
          </table:table-cell>
          <table:table-cell table:formula="of:=[$Metrics_Min.G6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Metrics_Min.H6]" office:value-type="float" office:value="8.33333333333333" calcext:value-type="float">
            <text:p>8.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6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E6]" office:value-type="float" office:value="63.3333333333333" calcext:value-type="float">
            <text:p>63.33</text:p>
          </table:table-cell>
          <table:table-cell office:value-type="string" calcext:value-type="string">
            <text:p>&amp;</text:p>
          </table:table-cell>
          <table:table-cell table:formula="of:=[$Metrics_Equi.F6]" office:value-type="float" office:value="10.3448275862069" calcext:value-type="float">
            <text:p>10.34</text:p>
          </table:table-cell>
          <table:table-cell office:value-type="string" calcext:value-type="string">
            <text:p>&amp;</text:p>
          </table:table-cell>
          <table:table-cell table:formula="of:=[$Metrics_Equi.G6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Metrics_Equi.H6]" office:value-type="float" office:value="17.910447761194" calcext:value-type="float">
            <text:p>17.9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7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E7]" office:value-type="float" office:value="70.3027789299046" calcext:value-type="float">
            <text:p>70.30</text:p>
          </table:table-cell>
          <table:table-cell office:value-type="string" calcext:value-type="string">
            <text:p>&amp;</text:p>
          </table:table-cell>
          <table:table-cell table:formula="of:=[$Metrics_Min.F7]" office:value-type="float" office:value="13.0597014925373" calcext:value-type="float">
            <text:p>13.06</text:p>
          </table:table-cell>
          <table:table-cell office:value-type="string" calcext:value-type="string">
            <text:p>&amp;</text:p>
          </table:table-cell>
          <table:table-cell table:formula="of:=[$Metrics_Min.G7]" office:value-type="float" office:value="21.875" calcext:value-type="float">
            <text:p>21.88</text:p>
          </table:table-cell>
          <table:table-cell office:value-type="string" calcext:value-type="string">
            <text:p>&amp;</text:p>
          </table:table-cell>
          <table:table-cell table:formula="of:=[$Metrics_Min.H7]" office:value-type="float" office:value="16.3551401869159" calcext:value-type="float">
            <text:p>16.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7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Equi.E7]" office:value-type="float" office:value="89.1746163417669" calcext:value-type="float">
            <text:p>89.17</text:p>
          </table:table-cell>
          <table:table-cell office:value-type="string" calcext:value-type="string">
            <text:p>&amp;</text:p>
          </table:table-cell>
          <table:table-cell table:formula="of:=[$Metrics_Equi.F7]" office:value-type="float" office:value="28.8372093023256" calcext:value-type="float">
            <text:p>28.84</text:p>
          </table:table-cell>
          <table:table-cell office:value-type="string" calcext:value-type="string">
            <text:p>&amp;</text:p>
          </table:table-cell>
          <table:table-cell table:formula="of:=[$Metrics_Equi.G7]" office:value-type="float" office:value="36.4705882352941" calcext:value-type="float">
            <text:p>36.47</text:p>
          </table:table-cell>
          <table:table-cell office:value-type="string" calcext:value-type="string">
            <text:p>&amp;</text:p>
          </table:table-cell>
          <table:table-cell table:formula="of:=[$Metrics_Equi.H7]" office:value-type="float" office:value="32.2077922077922" calcext:value-type="float">
            <text:p>32.2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8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E8]" office:value-type="float" office:value="96.7676767676768" calcext:value-type="float">
            <text:p>96.77</text:p>
          </table:table-cell>
          <table:table-cell office:value-type="string" calcext:value-type="string">
            <text:p>&amp;</text:p>
          </table:table-cell>
          <table:table-cell table:formula="of:=[$Metrics_Min.F8]" office:value-type="float" office:value="9.09090909090909" calcext:value-type="float">
            <text:p>9.09</text:p>
          </table:table-cell>
          <table:table-cell office:value-type="string" calcext:value-type="string">
            <text:p>&amp;</text:p>
          </table:table-cell>
          <table:table-cell table:formula="of:=[$Metrics_Min.G8]" office:value-type="float" office:value="14.2857142857143" calcext:value-type="float">
            <text:p>14.29</text:p>
          </table:table-cell>
          <table:table-cell office:value-type="string" calcext:value-type="string">
            <text:p>&amp;</text:p>
          </table:table-cell>
          <table:table-cell table:formula="of:=[$Metrics_Min.H8]" office:value-type="float" office:value="11.1111111111111" calcext:value-type="float">
            <text:p>11.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8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E8]" office:value-type="float" office:value="87.2727272727273" calcext:value-type="float">
            <text:p>87.27</text:p>
          </table:table-cell>
          <table:table-cell office:value-type="string" calcext:value-type="string">
            <text:p>&amp;</text:p>
          </table:table-cell>
          <table:table-cell table:formula="of:=[$Metrics_Equi.F8]" office:value-type="float" office:value="33.8709677419355" calcext:value-type="float">
            <text:p>33.87</text:p>
          </table:table-cell>
          <table:table-cell office:value-type="string" calcext:value-type="string">
            <text:p>&amp;</text:p>
          </table:table-cell>
          <table:table-cell table:formula="of:=[$Metrics_Equi.G8]" office:value-type="float" office:value="48.8372093023256" calcext:value-type="float">
            <text:p>48.84</text:p>
          </table:table-cell>
          <table:table-cell office:value-type="string" calcext:value-type="string">
            <text:p>&amp;</text:p>
          </table:table-cell>
          <table:table-cell table:formula="of:=[$Metrics_Equi.H8]" office:value-type="float" office:value="40" calcext:value-type="float">
            <text:p>40.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9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Min.E9]" office:value-type="float" office:value="63.4517766497462" calcext:value-type="float">
            <text:p>63.45</text:p>
          </table:table-cell>
          <table:table-cell office:value-type="string" calcext:value-type="string">
            <text:p>&amp;</text:p>
          </table:table-cell>
          <table:table-cell table:formula="of:=[$Metrics_Min.F9]" office:value-type="float" office:value="25.8823529411765" calcext:value-type="float">
            <text:p>25.88</text:p>
          </table:table-cell>
          <table:table-cell office:value-type="string" calcext:value-type="string">
            <text:p>&amp;</text:p>
          </table:table-cell>
          <table:table-cell table:formula="of:=[$Metrics_Min.G9]" office:value-type="float" office:value="70.9677419354839" calcext:value-type="float">
            <text:p>70.97</text:p>
          </table:table-cell>
          <table:table-cell office:value-type="string" calcext:value-type="string">
            <text:p>&amp;</text:p>
          </table:table-cell>
          <table:table-cell table:formula="of:=[$Metrics_Min.H9]" office:value-type="float" office:value="37.9310344827586" calcext:value-type="float">
            <text:p>37.9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9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E9]" office:value-type="float" office:value="55.3299492385787" calcext:value-type="float">
            <text:p>55.33</text:p>
          </table:table-cell>
          <table:table-cell office:value-type="string" calcext:value-type="string">
            <text:p>&amp;</text:p>
          </table:table-cell>
          <table:table-cell table:formula="of:=[$Metrics_Equi.F9]" office:value-type="float" office:value="8.33333333333333" calcext:value-type="float">
            <text:p>8.33</text:p>
          </table:table-cell>
          <table:table-cell office:value-type="string" calcext:value-type="string">
            <text:p>&amp;</text:p>
          </table:table-cell>
          <table:table-cell table:formula="of:=[$Metrics_Equi.G9]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[$Metrics_Equi.H9]" office:value-type="float" office:value="15.3846153846154" calcext:value-type="float">
            <text:p>15.3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0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Min.E10]" office:value-type="float" office:value="71.4285714285714" calcext:value-type="float">
            <text:p>71.43</text:p>
          </table:table-cell>
          <table:table-cell office:value-type="string" calcext:value-type="string">
            <text:p>&amp;</text:p>
          </table:table-cell>
          <table:table-cell table:formula="of:=[$Metrics_Min.F10]" office:value-type="float" office:value="5.88235294117647" calcext:value-type="float">
            <text:p>5.88</text:p>
          </table:table-cell>
          <table:table-cell office:value-type="string" calcext:value-type="string">
            <text:p>&amp;</text:p>
          </table:table-cell>
          <table:table-cell table:formula="of:=[$Metrics_Min.G10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Metrics_Min.H10]" office:value-type="float" office:value="10" calcext:value-type="float">
            <text:p>10.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0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E10]" office:value-type="float" office:value="63.4920634920635" calcext:value-type="float">
            <text:p>63.49</text:p>
          </table:table-cell>
          <table:table-cell office:value-type="string" calcext:value-type="string">
            <text:p>&amp;</text:p>
          </table:table-cell>
          <table:table-cell table:formula="of:=[$Metrics_Equi.F10]" office:value-type="float" office:value="7.2463768115942" calcext:value-type="float">
            <text:p>7.25</text:p>
          </table:table-cell>
          <table:table-cell office:value-type="string" calcext:value-type="string">
            <text:p>&amp;</text:p>
          </table:table-cell>
          <table:table-cell table:formula="of:=[$Metrics_Equi.G10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Equi.H10]" office:value-type="float" office:value="12.6582278481013" calcext:value-type="float">
            <text:p>12.6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1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Min.E11]" office:value-type="float" office:value="53.3333333333333" calcext:value-type="float">
            <text:p>53.33</text:p>
          </table:table-cell>
          <table:table-cell office:value-type="string" calcext:value-type="string">
            <text:p>&amp;</text:p>
          </table:table-cell>
          <table:table-cell table:formula="of:=[$Metrics_Min.F11]" office:value-type="float" office:value="2.77136258660508" calcext:value-type="float">
            <text:p>2.77</text:p>
          </table:table-cell>
          <table:table-cell office:value-type="string" calcext:value-type="string">
            <text:p>&amp;</text:p>
          </table:table-cell>
          <table:table-cell table:formula="of:=[$Metrics_Min.G11]" office:value-type="float" office:value="48" calcext:value-type="float">
            <text:p>48.00</text:p>
          </table:table-cell>
          <table:table-cell office:value-type="string" calcext:value-type="string">
            <text:p>&amp;</text:p>
          </table:table-cell>
          <table:table-cell table:formula="of:=[$Metrics_Min.H11]" office:value-type="float" office:value="5.24017467248908" calcext:value-type="float">
            <text:p>5.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1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E11]" office:value-type="float" office:value="64.8387096774194" calcext:value-type="float">
            <text:p>64.84</text:p>
          </table:table-cell>
          <table:table-cell office:value-type="string" calcext:value-type="string">
            <text:p>&amp;</text:p>
          </table:table-cell>
          <table:table-cell table:formula="of:=[$Metrics_Equi.F11]" office:value-type="float" office:value="16.4739884393064" calcext:value-type="float">
            <text:p>16.47</text:p>
          </table:table-cell>
          <table:table-cell office:value-type="string" calcext:value-type="string">
            <text:p>&amp;</text:p>
          </table:table-cell>
          <table:table-cell table:formula="of:=[$Metrics_Equi.G11]" office:value-type="float" office:value="60" calcext:value-type="float">
            <text:p>60.00</text:p>
          </table:table-cell>
          <table:table-cell office:value-type="string" calcext:value-type="string">
            <text:p>&amp;</text:p>
          </table:table-cell>
          <table:table-cell table:formula="of:=[$Metrics_Equi.H11]" office:value-type="float" office:value="25.8503401360544" calcext:value-type="float">
            <text:p>25.8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2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Min.E12]" office:value-type="float" office:value="58.6086956521739" calcext:value-type="float">
            <text:p>58.61</text:p>
          </table:table-cell>
          <table:table-cell office:value-type="string" calcext:value-type="string">
            <text:p>&amp;</text:p>
          </table:table-cell>
          <table:table-cell table:formula="of:=[$Metrics_Min.F12]" office:value-type="float" office:value="9.67741935483871" calcext:value-type="float">
            <text:p>9.68</text:p>
          </table:table-cell>
          <table:table-cell office:value-type="string" calcext:value-type="string">
            <text:p>&amp;</text:p>
          </table:table-cell>
          <table:table-cell table:formula="of:=[$Metrics_Min.G12]" office:value-type="float" office:value="63.1578947368421" calcext:value-type="float">
            <text:p>63.16</text:p>
          </table:table-cell>
          <table:table-cell office:value-type="string" calcext:value-type="string">
            <text:p>&amp;</text:p>
          </table:table-cell>
          <table:table-cell table:formula="of:=[$Metrics_Min.H12]" office:value-type="float" office:value="16.7832167832168" calcext:value-type="float">
            <text:p>16.7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2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E12]" office:value-type="float" office:value="72.1739130434783" calcext:value-type="float">
            <text:p>72.17</text:p>
          </table:table-cell>
          <table:table-cell office:value-type="string" calcext:value-type="string">
            <text:p>&amp;</text:p>
          </table:table-cell>
          <table:table-cell table:formula="of:=[$Metrics_Equi.F12]" office:value-type="float" office:value="17.1052631578947" calcext:value-type="float">
            <text:p>17.11</text:p>
          </table:table-cell>
          <table:table-cell office:value-type="string" calcext:value-type="string">
            <text:p>&amp;</text:p>
          </table:table-cell>
          <table:table-cell table:formula="of:=[$Metrics_Equi.G12]" office:value-type="float" office:value="43.3333333333333" calcext:value-type="float">
            <text:p>43.33</text:p>
          </table:table-cell>
          <table:table-cell office:value-type="string" calcext:value-type="string">
            <text:p>&amp;</text:p>
          </table:table-cell>
          <table:table-cell table:formula="of:=[$Metrics_Equi.H12]" office:value-type="float" office:value="24.5283018867925" calcext:value-type="float">
            <text:p>24.5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3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E13]" office:value-type="float" office:value="92.0921985815603" calcext:value-type="float">
            <text:p>92.09</text:p>
          </table:table-cell>
          <table:table-cell office:value-type="string" calcext:value-type="string">
            <text:p>&amp;</text:p>
          </table:table-cell>
          <table:table-cell table:formula="of:=[$Metrics_Min.F13]" office:value-type="float" office:value="20.7650273224044" calcext:value-type="float">
            <text:p>20.77</text:p>
          </table:table-cell>
          <table:table-cell office:value-type="string" calcext:value-type="string">
            <text:p>&amp;</text:p>
          </table:table-cell>
          <table:table-cell table:formula="of:=[$Metrics_Min.G13]" office:value-type="float" office:value="32.7586206896552" calcext:value-type="float">
            <text:p>32.76</text:p>
          </table:table-cell>
          <table:table-cell office:value-type="string" calcext:value-type="string">
            <text:p>&amp;</text:p>
          </table:table-cell>
          <table:table-cell table:formula="of:=[$Metrics_Min.H13]" office:value-type="float" office:value="25.4180602006689" calcext:value-type="float">
            <text:p>25.4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3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E13]" office:value-type="float" office:value="82.2695035460993" calcext:value-type="float">
            <text:p>82.27</text:p>
          </table:table-cell>
          <table:table-cell office:value-type="string" calcext:value-type="string">
            <text:p>&amp;</text:p>
          </table:table-cell>
          <table:table-cell table:formula="of:=[$Metrics_Equi.F13]" office:value-type="float" office:value="8.38445807770961" calcext:value-type="float">
            <text:p>8.38</text:p>
          </table:table-cell>
          <table:table-cell office:value-type="string" calcext:value-type="string">
            <text:p>&amp;</text:p>
          </table:table-cell>
          <table:table-cell table:formula="of:=[$Metrics_Equi.G13]" office:value-type="float" office:value="44.0860215053763" calcext:value-type="float">
            <text:p>44.09</text:p>
          </table:table-cell>
          <table:table-cell office:value-type="string" calcext:value-type="string">
            <text:p>&amp;</text:p>
          </table:table-cell>
          <table:table-cell table:formula="of:=[$Metrics_Equi.H13]" office:value-type="float" office:value="14.0893470790378" calcext:value-type="float">
            <text:p>14.0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4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E14]" office:value-type="float" office:value="87.2093023255814" calcext:value-type="float">
            <text:p>87.21</text:p>
          </table:table-cell>
          <table:table-cell office:value-type="string" calcext:value-type="string">
            <text:p>&amp;</text:p>
          </table:table-cell>
          <table:table-cell table:formula="of:=[$Metrics_Min.F14]" office:value-type="float" office:value="11.7647058823529" calcext:value-type="float">
            <text:p>11.76</text:p>
          </table:table-cell>
          <table:table-cell office:value-type="string" calcext:value-type="string">
            <text:p>&amp;</text:p>
          </table:table-cell>
          <table:table-cell table:formula="of:=[$Metrics_Min.G14]" office:value-type="float" office:value="22.2222222222222" calcext:value-type="float">
            <text:p>22.22</text:p>
          </table:table-cell>
          <table:table-cell office:value-type="string" calcext:value-type="string">
            <text:p>&amp;</text:p>
          </table:table-cell>
          <table:table-cell table:formula="of:=[$Metrics_Min.H14]" office:value-type="float" office:value="15.3846153846154" calcext:value-type="float">
            <text:p>15.3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4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E14]" office:value-type="float" office:value="72.6744186046512" calcext:value-type="float">
            <text:p>72.67</text:p>
          </table:table-cell>
          <table:table-cell office:value-type="string" calcext:value-type="string">
            <text:p>&amp;</text:p>
          </table:table-cell>
          <table:table-cell table:formula="of:=[$Metrics_Equi.F14]" office:value-type="float" office:value="10.4166666666667" calcext:value-type="float">
            <text:p>10.42</text:p>
          </table:table-cell>
          <table:table-cell office:value-type="string" calcext:value-type="string">
            <text:p>&amp;</text:p>
          </table:table-cell>
          <table:table-cell table:formula="of:=[$Metrics_Equi.G14]" office:value-type="float" office:value="55.5555555555556" calcext:value-type="float">
            <text:p>55.56</text:p>
          </table:table-cell>
          <table:table-cell office:value-type="string" calcext:value-type="string">
            <text:p>&amp;</text:p>
          </table:table-cell>
          <table:table-cell table:formula="of:=[$Metrics_Equi.H14]" office:value-type="float" office:value="17.5438596491228" calcext:value-type="float">
            <text:p>17.5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5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E15]" office:value-type="float" office:value="80.4398148148148" calcext:value-type="float">
            <text:p>80.44</text:p>
          </table:table-cell>
          <table:table-cell office:value-type="string" calcext:value-type="string">
            <text:p>&amp;</text:p>
          </table:table-cell>
          <table:table-cell table:formula="of:=[$Metrics_Min.F15]" office:value-type="float" office:value="37.2781065088757" calcext:value-type="float">
            <text:p>37.28</text:p>
          </table:table-cell>
          <table:table-cell office:value-type="string" calcext:value-type="string">
            <text:p>&amp;</text:p>
          </table:table-cell>
          <table:table-cell table:formula="of:=[$Metrics_Min.G15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Min.H15]" office:value-type="float" office:value="42.7118644067797" calcext:value-type="float">
            <text:p>42.7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5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E15]" office:value-type="float" office:value="73.2638888888889" calcext:value-type="float">
            <text:p>73.26</text:p>
          </table:table-cell>
          <table:table-cell office:value-type="string" calcext:value-type="string">
            <text:p>&amp;</text:p>
          </table:table-cell>
          <table:table-cell table:formula="of:=[$Metrics_Equi.F15]" office:value-type="float" office:value="31.3008130081301" calcext:value-type="float">
            <text:p>31.30</text:p>
          </table:table-cell>
          <table:table-cell office:value-type="string" calcext:value-type="string">
            <text:p>&amp;</text:p>
          </table:table-cell>
          <table:table-cell table:formula="of:=[$Metrics_Equi.G15]" office:value-type="float" office:value="55.3956834532374" calcext:value-type="float">
            <text:p>55.40</text:p>
          </table:table-cell>
          <table:table-cell office:value-type="string" calcext:value-type="string">
            <text:p>&amp;</text:p>
          </table:table-cell>
          <table:table-cell table:formula="of:=[$Metrics_Equi.H15]" office:value-type="float" office:value="40" calcext:value-type="float">
            <text:p>40.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6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E16]" office:value-type="float" office:value="90.5050505050505" calcext:value-type="float">
            <text:p>90.51</text:p>
          </table:table-cell>
          <table:table-cell office:value-type="string" calcext:value-type="string">
            <text:p>&amp;</text:p>
          </table:table-cell>
          <table:table-cell table:formula="of:=[$Metrics_Min.F16]" office:value-type="float" office:value="5.40540540540541" calcext:value-type="float">
            <text:p>5.41</text:p>
          </table:table-cell>
          <table:table-cell office:value-type="string" calcext:value-type="string">
            <text:p>&amp;</text:p>
          </table:table-cell>
          <table:table-cell table:formula="of:=[$Metrics_Min.G16]" office:value-type="float" office:value="14.2857142857143" calcext:value-type="float">
            <text:p>14.29</text:p>
          </table:table-cell>
          <table:table-cell office:value-type="string" calcext:value-type="string">
            <text:p>&amp;</text:p>
          </table:table-cell>
          <table:table-cell table:formula="of:=[$Metrics_Min.H16]" office:value-type="float" office:value="7.84313725490196" calcext:value-type="float">
            <text:p>7.8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6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Equi.E16]" office:value-type="float" office:value="73.1313131313131" calcext:value-type="float">
            <text:p>73.13</text:p>
          </table:table-cell>
          <table:table-cell office:value-type="string" calcext:value-type="string">
            <text:p>&amp;</text:p>
          </table:table-cell>
          <table:table-cell table:formula="of:=[$Metrics_Equi.F16]" office:value-type="float" office:value="7.63636363636364" calcext:value-type="float">
            <text:p>7.64</text:p>
          </table:table-cell>
          <table:table-cell office:value-type="string" calcext:value-type="string">
            <text:p>&amp;</text:p>
          </table:table-cell>
          <table:table-cell table:formula="of:=[$Metrics_Equi.G16]" office:value-type="float" office:value="63.6363636363636" calcext:value-type="float">
            <text:p>63.64</text:p>
          </table:table-cell>
          <table:table-cell office:value-type="string" calcext:value-type="string">
            <text:p>&amp;</text:p>
          </table:table-cell>
          <table:table-cell table:formula="of:=[$Metrics_Equi.H16]" office:value-type="float" office:value="13.6363636363636" calcext:value-type="float">
            <text:p>13.6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7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Min.E17]" office:value-type="float" office:value="77.3333333333333" calcext:value-type="float">
            <text:p>77.33</text:p>
          </table:table-cell>
          <table:table-cell office:value-type="string" calcext:value-type="string">
            <text:p>&amp;</text:p>
          </table:table-cell>
          <table:table-cell table:formula="of:=[$Metrics_Min.F17]" office:value-type="float" office:value="8.82352941176471" calcext:value-type="float">
            <text:p>8.82</text:p>
          </table:table-cell>
          <table:table-cell office:value-type="string" calcext:value-type="string">
            <text:p>&amp;</text:p>
          </table:table-cell>
          <table:table-cell table:formula="of:=[$Metrics_Min.G17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Min.H17]" office:value-type="float" office:value="15" calcext:value-type="float">
            <text:p>15.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7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E17]" office:value-type="float" office:value="54.6666666666667" calcext:value-type="float">
            <text:p>54.67</text:p>
          </table:table-cell>
          <table:table-cell office:value-type="string" calcext:value-type="string">
            <text:p>&amp;</text:p>
          </table:table-cell>
          <table:table-cell table:formula="of:=[$Metrics_Equi.F17]" office:value-type="float" office:value="9.72222222222222" calcext:value-type="float">
            <text:p>9.72</text:p>
          </table:table-cell>
          <table:table-cell office:value-type="string" calcext:value-type="string">
            <text:p>&amp;</text:p>
          </table:table-cell>
          <table:table-cell table:formula="of:=[$Metrics_Equi.G17]" office:value-type="float" office:value="70" calcext:value-type="float">
            <text:p>70.00</text:p>
          </table:table-cell>
          <table:table-cell office:value-type="string" calcext:value-type="string">
            <text:p>&amp;</text:p>
          </table:table-cell>
          <table:table-cell table:formula="of:=[$Metrics_Equi.H17]" office:value-type="float" office:value="17.0731707317073" calcext:value-type="float">
            <text:p>17.0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8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Min.E18]" office:value-type="float" office:value="42.2222222222222" calcext:value-type="float">
            <text:p>42.22</text:p>
          </table:table-cell>
          <table:table-cell office:value-type="string" calcext:value-type="string">
            <text:p>&amp;</text:p>
          </table:table-cell>
          <table:table-cell table:formula="of:=[$Metrics_Min.F18]" office:value-type="float" office:value="3.27102803738318" calcext:value-type="float">
            <text:p>3.27</text:p>
          </table:table-cell>
          <table:table-cell office:value-type="string" calcext:value-type="string">
            <text:p>&amp;</text:p>
          </table:table-cell>
          <table:table-cell table:formula="of:=[$Metrics_Min.G18]" office:value-type="float" office:value="87.5" calcext:value-type="float">
            <text:p>87.50</text:p>
          </table:table-cell>
          <table:table-cell office:value-type="string" calcext:value-type="string">
            <text:p>&amp;</text:p>
          </table:table-cell>
          <table:table-cell table:formula="of:=[$Metrics_Min.H18]" office:value-type="float" office:value="6.30630630630631" calcext:value-type="float">
            <text:p>6.3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8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Equi.E18]" office:value-type="float" office:value="45.8333333333333" calcext:value-type="float">
            <text:p>45.83</text:p>
          </table:table-cell>
          <table:table-cell office:value-type="string" calcext:value-type="string">
            <text:p>&amp;</text:p>
          </table:table-cell>
          <table:table-cell table:formula="of:=[$Metrics_Equi.F18]" office:value-type="float" office:value="19.5121951219512" calcext:value-type="float">
            <text:p>19.51</text:p>
          </table:table-cell>
          <table:table-cell office:value-type="string" calcext:value-type="string">
            <text:p>&amp;</text:p>
          </table:table-cell>
          <table:table-cell table:formula="of:=[$Metrics_Equi.G18]" office:value-type="float" office:value="57.1428571428571" calcext:value-type="float">
            <text:p>57.14</text:p>
          </table:table-cell>
          <table:table-cell office:value-type="string" calcext:value-type="string">
            <text:p>&amp;</text:p>
          </table:table-cell>
          <table:table-cell table:formula="of:=[$Metrics_Equi.H18]" office:value-type="float" office:value="29.0909090909091" calcext:value-type="float">
            <text:p>29.0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9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E19]" office:value-type="float" office:value="91.7602996254682" calcext:value-type="float">
            <text:p>91.76</text:p>
          </table:table-cell>
          <table:table-cell office:value-type="string" calcext:value-type="string">
            <text:p>&amp;</text:p>
          </table:table-cell>
          <table:table-cell table:formula="of:=[$Metrics_Min.F19]" office:value-type="float" office:value="19.047619047619" calcext:value-type="float">
            <text:p>19.05</text:p>
          </table:table-cell>
          <table:table-cell office:value-type="string" calcext:value-type="string">
            <text:p>&amp;</text:p>
          </table:table-cell>
          <table:table-cell table:formula="of:=[$Metrics_Min.G19]" office:value-type="float" office:value="44.4444444444444" calcext:value-type="float">
            <text:p>44.44</text:p>
          </table:table-cell>
          <table:table-cell office:value-type="string" calcext:value-type="string">
            <text:p>&amp;</text:p>
          </table:table-cell>
          <table:table-cell table:formula="of:=[$Metrics_Min.H19]" office:value-type="float" office:value="26.6666666666667" calcext:value-type="float">
            <text:p>26.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9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Equi.E19]" office:value-type="float" office:value="61.4232209737828" calcext:value-type="float">
            <text:p>61.42</text:p>
          </table:table-cell>
          <table:table-cell office:value-type="string" calcext:value-type="string">
            <text:p>&amp;</text:p>
          </table:table-cell>
          <table:table-cell table:formula="of:=[$Metrics_Equi.F19]" office:value-type="float" office:value="5.5045871559633" calcext:value-type="float">
            <text:p>5.50</text:p>
          </table:table-cell>
          <table:table-cell office:value-type="string" calcext:value-type="string">
            <text:p>&amp;</text:p>
          </table:table-cell>
          <table:table-cell table:formula="of:=[$Metrics_Equi.G19]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[$Metrics_Equi.H19]" office:value-type="float" office:value="10.4347826086957" calcext:value-type="float">
            <text:p>10.4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0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E20]" office:value-type="float" office:value="73.5294117647059" calcext:value-type="float">
            <text:p>73.53</text:p>
          </table:table-cell>
          <table:table-cell office:value-type="string" calcext:value-type="string">
            <text:p>&amp;</text:p>
          </table:table-cell>
          <table:table-cell table:formula="of:=[$Metrics_Min.F20]" office:value-type="float" office:value="10.8490566037736" calcext:value-type="float">
            <text:p>10.85</text:p>
          </table:table-cell>
          <table:table-cell office:value-type="string" calcext:value-type="string">
            <text:p>&amp;</text:p>
          </table:table-cell>
          <table:table-cell table:formula="of:=[$Metrics_Min.G20]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[$Metrics_Min.H20]" office:value-type="float" office:value="19.5744680851064" calcext:value-type="float">
            <text:p>19.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0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E20]" office:value-type="float" office:value="71.8487394957983" calcext:value-type="float">
            <text:p>71.85</text:p>
          </table:table-cell>
          <table:table-cell office:value-type="string" calcext:value-type="string">
            <text:p>&amp;</text:p>
          </table:table-cell>
          <table:table-cell table:formula="of:=[$Metrics_Equi.F20]" office:value-type="float" office:value="18.2266009852217" calcext:value-type="float">
            <text:p>18.23</text:p>
          </table:table-cell>
          <table:table-cell office:value-type="string" calcext:value-type="string">
            <text:p>&amp;</text:p>
          </table:table-cell>
          <table:table-cell table:formula="of:=[$Metrics_Equi.G20]" office:value-type="float" office:value="51.3888888888889" calcext:value-type="float">
            <text:p>51.39</text:p>
          </table:table-cell>
          <table:table-cell office:value-type="string" calcext:value-type="string">
            <text:p>&amp;</text:p>
          </table:table-cell>
          <table:table-cell table:formula="of:=[$Metrics_Equi.H20]" office:value-type="float" office:value="26.9090909090909" calcext:value-type="float">
            <text:p>26.9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1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E21]" office:value-type="float" office:value="90.7317073170732" calcext:value-type="float">
            <text:p>90.73</text:p>
          </table:table-cell>
          <table:table-cell office:value-type="string" calcext:value-type="string">
            <text:p>&amp;</text:p>
          </table:table-cell>
          <table:table-cell table:formula="of:=[$Metrics_Min.F21]" office:value-type="float" office:value="3.37078651685393" calcext:value-type="float">
            <text:p>3.37</text:p>
          </table:table-cell>
          <table:table-cell office:value-type="string" calcext:value-type="string">
            <text:p>&amp;</text:p>
          </table:table-cell>
          <table:table-cell table:formula="of:=[$Metrics_Min.G21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Metrics_Min.H21]" office:value-type="float" office:value="5.94059405940594" calcext:value-type="float">
            <text:p>5.9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1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E21]" office:value-type="float" office:value="74.1463414634146" calcext:value-type="float">
            <text:p>74.15</text:p>
          </table:table-cell>
          <table:table-cell office:value-type="string" calcext:value-type="string">
            <text:p>&amp;</text:p>
          </table:table-cell>
          <table:table-cell table:formula="of:=[$Metrics_Equi.F21]" office:value-type="float" office:value="9.33333333333333" calcext:value-type="float">
            <text:p>9.33</text:p>
          </table:table-cell>
          <table:table-cell office:value-type="string" calcext:value-type="string">
            <text:p>&amp;</text:p>
          </table:table-cell>
          <table:table-cell table:formula="of:=[$Metrics_Equi.G21]" office:value-type="float" office:value="25.609756097561" calcext:value-type="float">
            <text:p>25.61</text:p>
          </table:table-cell>
          <table:table-cell office:value-type="string" calcext:value-type="string">
            <text:p>&amp;</text:p>
          </table:table-cell>
          <table:table-cell table:formula="of:=[$Metrics_Equi.H21]" office:value-type="float" office:value="13.6807817589577" calcext:value-type="float">
            <text:p>13.6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2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E22]" office:value-type="float" office:value="81.9494584837545" calcext:value-type="float">
            <text:p>81.95</text:p>
          </table:table-cell>
          <table:table-cell office:value-type="string" calcext:value-type="string">
            <text:p>&amp;</text:p>
          </table:table-cell>
          <table:table-cell table:formula="of:=[$Metrics_Min.F22]" office:value-type="float" office:value="8.65384615384615" calcext:value-type="float">
            <text:p>8.65</text:p>
          </table:table-cell>
          <table:table-cell office:value-type="string" calcext:value-type="string">
            <text:p>&amp;</text:p>
          </table:table-cell>
          <table:table-cell table:formula="of:=[$Metrics_Min.G22]" office:value-type="float" office:value="64.2857142857143" calcext:value-type="float">
            <text:p>64.29</text:p>
          </table:table-cell>
          <table:table-cell office:value-type="string" calcext:value-type="string">
            <text:p>&amp;</text:p>
          </table:table-cell>
          <table:table-cell table:formula="of:=[$Metrics_Min.H22]" office:value-type="float" office:value="15.2542372881356" calcext:value-type="float">
            <text:p>15.2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2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E22]" office:value-type="float" office:value="61.1913357400722" calcext:value-type="float">
            <text:p>61.19</text:p>
          </table:table-cell>
          <table:table-cell office:value-type="string" calcext:value-type="string">
            <text:p>&amp;</text:p>
          </table:table-cell>
          <table:table-cell table:formula="of:=[$Metrics_Equi.F22]" office:value-type="float" office:value="9.41704035874439" calcext:value-type="float">
            <text:p>9.42</text:p>
          </table:table-cell>
          <table:table-cell office:value-type="string" calcext:value-type="string">
            <text:p>&amp;</text:p>
          </table:table-cell>
          <table:table-cell table:formula="of:=[$Metrics_Equi.G22]" office:value-type="float" office:value="61.7647058823529" calcext:value-type="float">
            <text:p>61.76</text:p>
          </table:table-cell>
          <table:table-cell office:value-type="string" calcext:value-type="string">
            <text:p>&amp;</text:p>
          </table:table-cell>
          <table:table-cell table:formula="of:=[$Metrics_Equi.H22]" office:value-type="float" office:value="16.3424124513619" calcext:value-type="float">
            <text:p>16.3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3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Min.E23]" office:value-type="float" office:value="59.1463414634146" calcext:value-type="float">
            <text:p>59.15</text:p>
          </table:table-cell>
          <table:table-cell office:value-type="string" calcext:value-type="string">
            <text:p>&amp;</text:p>
          </table:table-cell>
          <table:table-cell table:formula="of:=[$Metrics_Min.F23]" office:value-type="float" office:value="10.958904109589" calcext:value-type="float">
            <text:p>10.96</text:p>
          </table:table-cell>
          <table:table-cell office:value-type="string" calcext:value-type="string">
            <text:p>&amp;</text:p>
          </table:table-cell>
          <table:table-cell table:formula="of:=[$Metrics_Min.G23]" office:value-type="float" office:value="80" calcext:value-type="float">
            <text:p>80.00</text:p>
          </table:table-cell>
          <table:table-cell office:value-type="string" calcext:value-type="string">
            <text:p>&amp;</text:p>
          </table:table-cell>
          <table:table-cell table:formula="of:=[$Metrics_Min.H23]" office:value-type="float" office:value="19.2771084337349" calcext:value-type="float">
            <text:p>19.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3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E23]" office:value-type="float" office:value="89.6341463414634" calcext:value-type="float">
            <text:p>89.63</text:p>
          </table:table-cell>
          <table:table-cell office:value-type="string" calcext:value-type="string">
            <text:p>&amp;</text:p>
          </table:table-cell>
          <table:table-cell table:formula="of:=[$Metrics_Equi.F23]" office:value-type="float" office:value="31.25" calcext:value-type="float">
            <text:p>31.25</text:p>
          </table:table-cell>
          <table:table-cell office:value-type="string" calcext:value-type="string">
            <text:p>&amp;</text:p>
          </table:table-cell>
          <table:table-cell table:formula="of:=[$Metrics_Equi.G23]" office:value-type="float" office:value="45.4545454545455" calcext:value-type="float">
            <text:p>45.45</text:p>
          </table:table-cell>
          <table:table-cell office:value-type="string" calcext:value-type="string">
            <text:p>&amp;</text:p>
          </table:table-cell>
          <table:table-cell table:formula="of:=[$Metrics_Equi.H23]" office:value-type="float" office:value="37.037037037037" calcext:value-type="float">
            <text:p>37.0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4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E24]" office:value-type="float" office:value="75.712066286898" calcext:value-type="float">
            <text:p>75.71</text:p>
          </table:table-cell>
          <table:table-cell office:value-type="string" calcext:value-type="string">
            <text:p>&amp;</text:p>
          </table:table-cell>
          <table:table-cell table:formula="of:=[$Metrics_Min.F24]" office:value-type="float" office:value="9.59488272921109" calcext:value-type="float">
            <text:p>9.59</text:p>
          </table:table-cell>
          <table:table-cell office:value-type="string" calcext:value-type="string">
            <text:p>&amp;</text:p>
          </table:table-cell>
          <table:table-cell table:formula="of:=[$Metrics_Min.G24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Min.H24]" office:value-type="float" office:value="16.1001788908766" calcext:value-type="float">
            <text:p>16.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4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Equi.E24]" office:value-type="float" office:value="41.8953909891248" calcext:value-type="float">
            <text:p>41.90</text:p>
          </table:table-cell>
          <table:table-cell office:value-type="string" calcext:value-type="string">
            <text:p>&amp;</text:p>
          </table:table-cell>
          <table:table-cell table:formula="of:=[$Metrics_Equi.F24]" office:value-type="float" office:value="21.2145748987854" calcext:value-type="float">
            <text:p>21.21</text:p>
          </table:table-cell>
          <table:table-cell office:value-type="string" calcext:value-type="string">
            <text:p>&amp;</text:p>
          </table:table-cell>
          <table:table-cell table:formula="of:=[$Metrics_Equi.G24]" office:value-type="float" office:value="63.7469586374696" calcext:value-type="float">
            <text:p>63.75</text:p>
          </table:table-cell>
          <table:table-cell office:value-type="string" calcext:value-type="string">
            <text:p>&amp;</text:p>
          </table:table-cell>
          <table:table-cell table:formula="of:=[$Metrics_Equi.H24]" office:value-type="float" office:value="31.8347509113001" calcext:value-type="float">
            <text:p>31.8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5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E25]" office:value-type="float" office:value="50.3184713375796" calcext:value-type="float">
            <text:p>50.32</text:p>
          </table:table-cell>
          <table:table-cell office:value-type="string" calcext:value-type="string">
            <text:p>&amp;</text:p>
          </table:table-cell>
          <table:table-cell table:formula="of:=[$Metrics_Min.F25]" office:value-type="float" office:value="9.6875" calcext:value-type="float">
            <text:p>9.69</text:p>
          </table:table-cell>
          <table:table-cell office:value-type="string" calcext:value-type="string">
            <text:p>&amp;</text:p>
          </table:table-cell>
          <table:table-cell table:formula="of:=[$Metrics_Min.G25]" office:value-type="float" office:value="57.4074074074074" calcext:value-type="float">
            <text:p>57.41</text:p>
          </table:table-cell>
          <table:table-cell office:value-type="string" calcext:value-type="string">
            <text:p>&amp;</text:p>
          </table:table-cell>
          <table:table-cell table:formula="of:=[$Metrics_Min.H25]" office:value-type="float" office:value="16.5775401069519" calcext:value-type="float">
            <text:p>16.5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5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E25]" office:value-type="float" office:value="51.5923566878981" calcext:value-type="float">
            <text:p>51.59</text:p>
          </table:table-cell>
          <table:table-cell office:value-type="string" calcext:value-type="string">
            <text:p>&amp;</text:p>
          </table:table-cell>
          <table:table-cell table:formula="of:=[$Metrics_Equi.F25]" office:value-type="float" office:value="11.2852664576803" calcext:value-type="float">
            <text:p>11.29</text:p>
          </table:table-cell>
          <table:table-cell office:value-type="string" calcext:value-type="string">
            <text:p>&amp;</text:p>
          </table:table-cell>
          <table:table-cell table:formula="of:=[$Metrics_Equi.G25]" office:value-type="float" office:value="63.1578947368421" calcext:value-type="float">
            <text:p>63.16</text:p>
          </table:table-cell>
          <table:table-cell office:value-type="string" calcext:value-type="string">
            <text:p>&amp;</text:p>
          </table:table-cell>
          <table:table-cell table:formula="of:=[$Metrics_Equi.H25]" office:value-type="float" office:value="19.1489361702128" calcext:value-type="float">
            <text:p>19.1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6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E26]" office:value-type="float" office:value="51.8394648829431" calcext:value-type="float">
            <text:p>51.84</text:p>
          </table:table-cell>
          <table:table-cell office:value-type="string" calcext:value-type="string">
            <text:p>&amp;</text:p>
          </table:table-cell>
          <table:table-cell table:formula="of:=[$Metrics_Min.F26]" office:value-type="float" office:value="19.6875" calcext:value-type="float">
            <text:p>19.69</text:p>
          </table:table-cell>
          <table:table-cell office:value-type="string" calcext:value-type="string">
            <text:p>&amp;</text:p>
          </table:table-cell>
          <table:table-cell table:formula="of:=[$Metrics_Min.G26]" office:value-type="float" office:value="67.0212765957447" calcext:value-type="float">
            <text:p>67.02</text:p>
          </table:table-cell>
          <table:table-cell office:value-type="string" calcext:value-type="string">
            <text:p>&amp;</text:p>
          </table:table-cell>
          <table:table-cell table:formula="of:=[$Metrics_Min.H26]" office:value-type="float" office:value="30.4347826086956" calcext:value-type="float">
            <text:p>30.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6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E26]" office:value-type="float" office:value="70.9030100334448" calcext:value-type="float">
            <text:p>70.90</text:p>
          </table:table-cell>
          <table:table-cell office:value-type="string" calcext:value-type="string">
            <text:p>&amp;</text:p>
          </table:table-cell>
          <table:table-cell table:formula="of:=[$Metrics_Equi.F26]" office:value-type="float" office:value="9.39226519337017" calcext:value-type="float">
            <text:p>9.39</text:p>
          </table:table-cell>
          <table:table-cell office:value-type="string" calcext:value-type="string">
            <text:p>&amp;</text:p>
          </table:table-cell>
          <table:table-cell table:formula="of:=[$Metrics_Equi.G26]" office:value-type="float" office:value="62.962962962963" calcext:value-type="float">
            <text:p>62.96</text:p>
          </table:table-cell>
          <table:table-cell office:value-type="string" calcext:value-type="string">
            <text:p>&amp;</text:p>
          </table:table-cell>
          <table:table-cell table:formula="of:=[$Metrics_Equi.H26]" office:value-type="float" office:value="16.3461538461538" calcext:value-type="float">
            <text:p>16.3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7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E27]" office:value-type="float" office:value="78.3673469387755" calcext:value-type="float">
            <text:p>78.37</text:p>
          </table:table-cell>
          <table:table-cell office:value-type="string" calcext:value-type="string">
            <text:p>&amp;</text:p>
          </table:table-cell>
          <table:table-cell table:formula="of:=[$Metrics_Min.F27]" office:value-type="float" office:value="17.5438596491228" calcext:value-type="float">
            <text:p>17.54</text:p>
          </table:table-cell>
          <table:table-cell office:value-type="string" calcext:value-type="string">
            <text:p>&amp;</text:p>
          </table:table-cell>
          <table:table-cell table:formula="of:=[$Metrics_Min.G27]" office:value-type="float" office:value="62.5" calcext:value-type="float">
            <text:p>62.50</text:p>
          </table:table-cell>
          <table:table-cell office:value-type="string" calcext:value-type="string">
            <text:p>&amp;</text:p>
          </table:table-cell>
          <table:table-cell table:formula="of:=[$Metrics_Min.H27]" office:value-type="float" office:value="27.3972602739726" calcext:value-type="float">
            <text:p>27.4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7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Equi.E27]" office:value-type="float" office:value="70.2040816326531" calcext:value-type="float">
            <text:p>70.20</text:p>
          </table:table-cell>
          <table:table-cell office:value-type="string" calcext:value-type="string">
            <text:p>&amp;</text:p>
          </table:table-cell>
          <table:table-cell table:formula="of:=[$Metrics_Equi.F27]" office:value-type="float" office:value="12.3076923076923" calcext:value-type="float">
            <text:p>12.31</text:p>
          </table:table-cell>
          <table:table-cell office:value-type="string" calcext:value-type="string">
            <text:p>&amp;</text:p>
          </table:table-cell>
          <table:table-cell table:formula="of:=[$Metrics_Equi.G27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Metrics_Equi.H27]" office:value-type="float" office:value="17.9775280898876" calcext:value-type="float">
            <text:p>17.9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8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E28]" office:value-type="float" office:value="87.4948496085703" calcext:value-type="float">
            <text:p>87.49</text:p>
          </table:table-cell>
          <table:table-cell office:value-type="string" calcext:value-type="string">
            <text:p>&amp;</text:p>
          </table:table-cell>
          <table:table-cell table:formula="of:=[$Metrics_Min.F28]" office:value-type="float" office:value="28.5229202037351" calcext:value-type="float">
            <text:p>28.52</text:p>
          </table:table-cell>
          <table:table-cell office:value-type="string" calcext:value-type="string">
            <text:p>&amp;</text:p>
          </table:table-cell>
          <table:table-cell table:formula="of:=[$Metrics_Min.G28]" office:value-type="float" office:value="47.4576271186441" calcext:value-type="float">
            <text:p>47.46</text:p>
          </table:table-cell>
          <table:table-cell office:value-type="string" calcext:value-type="string">
            <text:p>&amp;</text:p>
          </table:table-cell>
          <table:table-cell table:formula="of:=[$Metrics_Min.H28]" office:value-type="float" office:value="35.6309650053022" calcext:value-type="float">
            <text:p>35.6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8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E28]" office:value-type="float" office:value="70.7251751133086" calcext:value-type="float">
            <text:p>70.73</text:p>
          </table:table-cell>
          <table:table-cell office:value-type="string" calcext:value-type="string">
            <text:p>&amp;</text:p>
          </table:table-cell>
          <table:table-cell table:formula="of:=[$Metrics_Equi.F28]" office:value-type="float" office:value="15.876027830487" calcext:value-type="float">
            <text:p>15.88</text:p>
          </table:table-cell>
          <table:table-cell office:value-type="string" calcext:value-type="string">
            <text:p>&amp;</text:p>
          </table:table-cell>
          <table:table-cell table:formula="of:=[$Metrics_Equi.G28]" office:value-type="float" office:value="73.3918128654971" calcext:value-type="float">
            <text:p>73.39</text:p>
          </table:table-cell>
          <table:table-cell office:value-type="string" calcext:value-type="string">
            <text:p>&amp;</text:p>
          </table:table-cell>
          <table:table-cell table:formula="of:=[$Metrics_Equi.H28]" office:value-type="float" office:value="26.1050442017681" calcext:value-type="float">
            <text:p>26.11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office:value-type="string" calcext:value-type="string">
            <text:p>\multicolumn{1}{l}{\multirow{2}{*}{\textbf{Min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INIFS([.G$9:.G$62]; [.$C$9:.$C$62]; &quot;Min&quot;)" office:value-type="float" office:value="39.8058252427184" calcext:value-type="float">
            <text:p>39.81</text:p>
          </table:table-cell>
          <table:table-cell office:value-type="string" calcext:value-type="string">
            <text:p>&amp;</text:p>
          </table:table-cell>
          <table:table-cell table:formula="of:=COM.MICROSOFT.MINIFS([.I$9:.I$62]; [.$C$9:.$C$62]; &quot;Min&quot;)" office:value-type="float" office:value="2.77136258660508" calcext:value-type="float">
            <text:p>2.77</text:p>
          </table:table-cell>
          <table:table-cell office:value-type="string" calcext:value-type="string">
            <text:p>&amp;</text:p>
          </table:table-cell>
          <table:table-cell table:formula="of:=COM.MICROSOFT.MINIFS([.K$9:.K$62]; [.$C$9:.$C$62]; &quot;Min&quot;)" office:value-type="float" office:value="14.2857142857143" calcext:value-type="float">
            <text:p>14.29</text:p>
          </table:table-cell>
          <table:table-cell office:value-type="string" calcext:value-type="string">
            <text:p>&amp;</text:p>
          </table:table-cell>
          <table:table-cell table:formula="of:=COM.MICROSOFT.MINIFS([.M$9:.M$62]; [.$C$9:.$C$62]; &quot;Min&quot;)" office:value-type="float" office:value="5.24017467248908" calcext:value-type="float">
            <text:p>5.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INIFS([.G$9:.G$62]; [.$C$9:.$C$62]; &quot;Equi&quot;)" office:value-type="float" office:value="41.8953909891248" calcext:value-type="float">
            <text:p>41.90</text:p>
          </table:table-cell>
          <table:table-cell office:value-type="string" calcext:value-type="string">
            <text:p>&amp;</text:p>
          </table:table-cell>
          <table:table-cell table:formula="of:=COM.MICROSOFT.MINIFS([.I$9:.I$62]; [.$C$9:.$C$62]; &quot;Equi&quot;)" office:value-type="float" office:value="5.5045871559633" calcext:value-type="float">
            <text:p>5.50</text:p>
          </table:table-cell>
          <table:table-cell office:value-type="string" calcext:value-type="string">
            <text:p>&amp;</text:p>
          </table:table-cell>
          <table:table-cell table:formula="of:=COM.MICROSOFT.MINIFS([.K$9:.K$62]; [.$C$9:.$C$62]; &quot;Equi&quot;)" office:value-type="float" office:value="25.609756097561" calcext:value-type="float">
            <text:p>25.61</text:p>
          </table:table-cell>
          <table:table-cell office:value-type="string" calcext:value-type="string">
            <text:p>&amp;</text:p>
          </table:table-cell>
          <table:table-cell table:formula="of:=COM.MICROSOFT.MINIFS([.M$9:.M$62]; [.$C$9:.$C$62]; &quot;Equi&quot;)" office:value-type="float" office:value="10.4347826086957" calcext:value-type="float">
            <text:p>10.4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textbf{Max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AXIFS([.G$9:.G$62]; [.$C$9:.$C$62]; &quot;Min&quot;)" office:value-type="float" office:value="96.7676767676768" calcext:value-type="float">
            <text:p>96.77</text:p>
          </table:table-cell>
          <table:table-cell office:value-type="string" calcext:value-type="string">
            <text:p>&amp;</text:p>
          </table:table-cell>
          <table:table-cell table:formula="of:=COM.MICROSOFT.MAXIFS([.I$9:.I$62]; [.$C$9:.$C$62]; &quot;Min&quot;)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COM.MICROSOFT.MAXIFS([.K$9:.K$62]; [.$C$9:.$C$62]; &quot;Min&quot;)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COM.MICROSOFT.MAXIFS([.M$9:.M$62]; [.$C$9:.$C$62]; &quot;Min&quot;)" office:value-type="float" office:value="52.3281596452328" calcext:value-type="float">
            <text:p>52.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AXIFS([.G$9:.G$62]; [.$C$9:.$C$62]; &quot;Equi&quot;)" office:value-type="float" office:value="89.6341463414634" calcext:value-type="float">
            <text:p>89.63</text:p>
          </table:table-cell>
          <table:table-cell office:value-type="string" calcext:value-type="string">
            <text:p>&amp;</text:p>
          </table:table-cell>
          <table:table-cell table:formula="of:=COM.MICROSOFT.MAXIFS([.I$9:.I$62]; [.$C$9:.$C$62]; &quot;Equi&quot;)" office:value-type="float" office:value="33.8709677419355" calcext:value-type="float">
            <text:p>33.87</text:p>
          </table:table-cell>
          <table:table-cell office:value-type="string" calcext:value-type="string">
            <text:p>&amp;</text:p>
          </table:table-cell>
          <table:table-cell table:formula="of:=COM.MICROSOFT.MAXIFS([.K$9:.K$62]; [.$C$9:.$C$62]; &quot;Equi&quot;)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COM.MICROSOFT.MAXIFS([.M$9:.M$62]; [.$C$9:.$C$62]; &quot;Equi&quot;)" office:value-type="float" office:value="40" calcext:value-type="float">
            <text:p>40.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textbf{Mean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IF([.$C$9:.$C$62]; &quot;Min&quot;; [.G$9:.G$62])" office:value-type="float" office:value="72.6636599172852" calcext:value-type="float">
            <text:p>72.66</text:p>
          </table:table-cell>
          <table:table-cell office:value-type="string" calcext:value-type="string">
            <text:p>&amp;</text:p>
          </table:table-cell>
          <table:table-cell table:formula="of:=AVERAGEIF([.$C$9:.$C$62]; &quot;Min&quot;; [.I$9:.I$62])" office:value-type="float" office:value="15.6961362826579" calcext:value-type="float">
            <text:p>15.70</text:p>
          </table:table-cell>
          <table:table-cell office:value-type="string" calcext:value-type="string">
            <text:p>&amp;</text:p>
          </table:table-cell>
          <table:table-cell table:formula="of:=AVERAGEIF([.$C$9:.$C$62]; &quot;Min&quot;; [.K$9:.K$62])" office:value-type="float" office:value="50.4148276834455" calcext:value-type="float">
            <text:p>50.41</text:p>
          </table:table-cell>
          <table:table-cell office:value-type="string" calcext:value-type="string">
            <text:p>&amp;</text:p>
          </table:table-cell>
          <table:table-cell table:formula="of:=AVERAGEIF([.$C$9:.$C$62]; &quot;Min&quot;; [.M$9:.M$62])" office:value-type="float" office:value="20.9509051973017" calcext:value-type="float">
            <text:p>20.9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IF([.$C$9:.$C$62]; &quot;Equi&quot;; [.G$9:.G$62])" office:value-type="float" office:value="68.4532433793091" calcext:value-type="float">
            <text:p>68.45</text:p>
          </table:table-cell>
          <table:table-cell office:value-type="string" calcext:value-type="string">
            <text:p>&amp;</text:p>
          </table:table-cell>
          <table:table-cell table:formula="of:=AVERAGEIF([.$C$9:.$C$62]; &quot;Equi&quot;; [.I$9:.I$62])" office:value-type="float" office:value="15.6884548406865" calcext:value-type="float">
            <text:p>15.69</text:p>
          </table:table-cell>
          <table:table-cell office:value-type="string" calcext:value-type="string">
            <text:p>&amp;</text:p>
          </table:table-cell>
          <table:table-cell table:formula="of:=AVERAGEIF([.$C$9:.$C$62]; &quot;Equi&quot;; [.K$9:.K$62])" office:value-type="float" office:value="59.3194718964665" calcext:value-type="float">
            <text:p>59.32</text:p>
          </table:table-cell>
          <table:table-cell office:value-type="string" calcext:value-type="string">
            <text:p>&amp;</text:p>
          </table:table-cell>
          <table:table-cell table:formula="of:=AVERAGEIF([.$C$9:.$C$62]; &quot;Equi&quot;; [.M$9:.M$62])" office:value-type="float" office:value="22.9604957069338" calcext:value-type="float">
            <text:p>22.9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end{tabular}%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Metrics_Min.B1:Metrics_Min.H28">
          <table:sort>
            <table:sort-by table:field-number="0" table:data-type="automatic"/>
          </table:sort>
        </table:database-range>
        <table:database-range table:name="__Anonymous_Sheet_DB__1" table:target-range-address="Metrics_Equi.B1:Metrics_Equi.H28">
          <table:sort>
            <table:sort-by table:field-number="0" table:data-type="automatic"/>
          </table:sort>
        </table:database-range>
        <table:database-range table:name="__Anonymous_Sheet_DB__2" table:target-range-address="LatexTable.A8:LatexTable.N6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37:58.902177219</meta:creation-date>
    <dc:date>2020-01-16T13:24:48.279413365</dc:date>
    <meta:editing-duration>PT1H6M38S</meta:editing-duration>
    <meta:editing-cycles>4</meta:editing-cycles>
    <meta:generator>LibreOffice/6.2.8.2$Linux_X86_64 LibreOffice_project/20$Build-2</meta:generator>
    <meta:document-statistic meta:table-count="3" meta:cell-count="1304" meta:object-count="0"/>
  </office:meta>
</office:document-meta>
</file>